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1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7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8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0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2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4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5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8" style:family="paragraph" style:parent-style-name="Standard">
      <style:paragraph-properties fo:margin-left="0.318cm" fo:margin-right="0cm" fo:text-indent="0cm" style:auto-text-indent="false"/>
    </style:style>
    <style:style style:name="P39" style:family="paragraph" style:parent-style-name="Standard">
      <style:paragraph-properties fo:margin-left="0.318cm" fo:margin-right="0cm" fo:text-indent="0cm" style:auto-text-indent="false"/>
    </style:style>
    <style:style style:name="P40" style:family="paragraph" style:parent-style-name="Standard">
      <style:paragraph-properties fo:margin-left="0.319cm" fo:margin-right="0cm" fo:text-indent="0cm" style:auto-text-indent="false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2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3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4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5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6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7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8" style:family="paragraph" style:parent-style-name="Standard">
      <style:paragraph-properties fo:margin-left="0.319cm" fo:margin-right="0cm" fo:margin-top="0.199cm" fo:margin-bottom="0cm" style:contextual-spacing="fals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9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1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background-color="transparent" loext:char-shading-value="0" style:font-name-asian="Arial Narrow" style:font-name-complex="Arial Narrow"/>
    </style:style>
    <style:style style:name="T3" style:family="text">
      <style:text-properties style:font-name="Arial Narrow" fo:background-color="transparent" loext:char-shading-value="0" style:font-name-complex="Arial Narrow"/>
    </style:style>
    <style:style style:name="T4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language="en" fo:country="GB" fo:background-color="transparent" loext:char-shading-value="0" style:font-name-complex="Arial Narrow"/>
    </style:style>
    <style:style style:name="T7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8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9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0" style:family="text">
      <style:text-properties fo:color="#000000" loext:opacity="100%" style:font-name="Arial Narrow" fo:background-color="transparent" loext:char-shading-value="0" style:font-name-complex="Arial Narro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6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4">Per TSDZ2 open source firmware v20.1C.6-update-5</text:p>
      <text:p text:style-name="P5">versione modificata della 20 beta 1 (C)</text:p>
      <text:p text:style-name="P5">adattata ai display originali VLCD5 – VLCD6 – XH18</text:p>
      <text:p text:style-name="P5"/>
      <text:p text:style-name="P8">Prima di utilizzare il display e la bici, leggere attentamente il manuale e la guida al configuratore parametri.</text:p>
      <text:p text:style-name="P16">Consultare le leggi del proprio paese relative alla circolazione stradale con biciclette a pedalata assistita.</text:p>
      <text:p text:style-name="P9">Il funzionamento di base dei display rimane quello originale.</text:p>
      <text:p text:style-name="P16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6"><text:tab/><text:tab/><text:tab/><text:tab/><text:tab/><text:tab/>- VLCD6, tasto (+) 2 secondi.</text:p>
      <text:p text:style-name="P18"><text:tab/><text:tab/><text:tab/><text:tab/><text:tab/>- XH18, manopola “Giu” 5 secondi.</text:p>
      <text:p text:style-name="P44"><text:span text:style-name="T2"><text:s text:c="7"/></text:span><text:span text:style-name="T3">“cambio livello” <text:tab/>- VLCD5 e VLCD6, tasti (+) o (-).</text:span></text:p>
      <text:p text:style-name="P18"><text:tab/><text:tab/><text:tab/><text:tab/><text:tab/>- XH18, manopola “Su” o “Giu”.</text:p>
      <text:p text:style-name="P9">Il tasto luci rimane sempre attivo per accendere e spegnere le luci se premuto una sola volta.</text:p>
      <text:p text:style-name="P16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6">La funzione per visualizzare i dati è “Auto display data” (default abilitata), quella per impostare parametri è “Set parameters” (default disabilitata). Possono essere abilitate o disabilitate contemporaneamente.</text:p>
      <text:p text:style-name="P16">I valori di default sono modificabili nel configuratore, oppure a display salvando la configurazione in eeprom.</text:p>
      <text:p text:style-name="P27"/>
      <text:p text:style-name="P6">VISUALIZZAZIONE DATI</text:p>
      <text:p text:style-name="P9">Con questa funzione è possibile visualizzare a display, dati inerenti il funzionamento del motore TSDZ2.</text:p>
      <text:p text:style-name="P16">I dati sono visualizzati nel campo della velocità, con valori compresi tra 3.4 e 99.9, valori inferiori vengono ignorati, questo è un limite dei display.</text:p>
      <text:p text:style-name="P16">Per una migliore risoluzione dei dati, impostare il diametro della ruota, solo a display, al massimo disponibile.</text:p>
      <text:p text:style-name="P16">La visualizzazione dei dati è attiva a tutti i livelli di marcia (da 1 a 4, ECO – TOUR – SPORT - TURBO)</text:p>
      <text:p text:style-name="P16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6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6">E’ possibile interrompere la sequenza di visualizzazione spegnendo le luci.</text:p>
      <text:p text:style-name="P16">Cambiando livello prima della fine del tempo si passa al dato successivo, fino all’ultimo della sequenza.</text:p>
      <text:p text:style-name="P16">Se le luci sono già accese, per ripetere la visualizzazione, basta spegnerle e riaccenderle.</text:p>
      <text:p text:style-name="P9"><text:soft-page-break/>Attenzione, il display interpreta sempre i dati ricevuti come una velocità e di conseguenza incrementa il contachilometri, anche a bici ferma.</text:p>
      <text:p text:style-name="P16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26"/>
      <text:p text:style-name="P7">IMPOSTAZIONE PARAMETRI – FUNZIONI</text:p>
      <text:p text:style-name="P9">La gestione dei parametri è organizzata come un menu, dove i 5 livelli (OFF + 4 assistenze) sono le voci principali e per ogni livello 3 voci secondarie.</text:p>
      <text:p text:style-name="P10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5">Consultare “Assist level 5” nella guida del configurator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6">Premendo il tasto luci <text:s/>una seconda volta (off) entro 5 secondi, si conferma la modifica, lo stato cambia e il codice lampeggia.</text:p>
      <text:p text:style-name="P1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 (E01, E02, E04 per EKD01).</text:p>
      <text:p text:style-name="P16">Attenzione, nella sequenza dei menu secondari <text:s/>solo l’ultimo parametro impostato rimane confermato.</text:p>
      <text:p text:style-name="P16">Attenzione, non confondere i codici di errore con quelli dei parametri, questi ultimi sono sempre visualizzati volontariamente con una pressione del tasto luci. I codici di errore sono visualizzati automaticamente.</text:p>
      <text:p text:style-name="P16">Anche in presenza di un errore è possibile accedere all’impostazione dei parametri.</text:p>
      <text:p text:style-name="P16">Terminata l’operazione ritorna il codice errore se ancora presente.</text:p>
      <text:p text:style-name="P9">La funzione “Set parameters” si abilita/disabilita a livello 0-OFF impostando E02 - SET PARAMETER, tasto luci 2 volte (on/off) fino a E02 lampeggiante (E01 per EKD01).</text:p>
      <text:p text:style-name="P16">Ora si può modificare l’impostazione degli altri parametri come da menu elencato più avanti.</text:p>
      <text:p text:style-name="P16">E' un passaggio in più, ma anche una sicurezza contro modifiche involontarie.</text:p>
      <text:p text:style-name="P16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6">Alla prima pressione del tasto luci (on) lo stato corrente, alla seconda (off) con codice lampeggiante il nuovo <text:s/>stato modificato.</text:p>
      <text:p text:style-name="P16">Con XH18, codice e stato sono in due campi differenti e quindi sono visualizzati contemporaneamente.</text:p>
      <text:p text:style-name="P16">Con VLCD5/6, codice e stato si alternano in quanto visualizzati nello stesso campo della velocità.</text:p>
      <text:p text:style-name="P16">I parametri si abilitano e disabilitano sempre nella stessa posizione di menu, lo stato è indicato dal <text:s/>primo numero a sinistra nel campo della velocità, 1=enable 0=disable.</text:p>
      <text:p text:style-name="P16">Le modalità di assistenza sono identificabili con un numero da 1 a 6 come elencato più avanti.</text:p>
      <text:p text:style-name="P16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6">Non è previsto un comando per il ritorno ai valori di default, se necessario, basta spegnere e riaccendere.</text:p>
      <text:p text:style-name="P41"><text:soft-page-break/><text:span text:style-name="T3">La funzione “Auto display data” si abilita/disabilita a livello 0-OFF impostando E03 – AUTO DISPLAY DATA, tasto luci 4 volte, 2 (on/off) + 2 (on/off) volte fino a E03 lampeggiante (</text:span><text:span text:style-name="T6">E02 per EKD01).</text:span></text:p>
      <text:p text:style-name="P16">E' possibile salvare le impostazioni correnti come default, a livello 0-OFF, impostare E04-SAVE DEFAULT, tasto luci 6 volte, 2 (on/off) + 2 (on/off) + 2 (on/off) fino a E04 lampeggiante.</text:p>
      <text:p text:style-name="P30">Procedura per il reset manuale della percentuale residua batteria (Soc)</text:p>
      <text:p text:style-name="P9">Entro 5 secondi dall’accensione del display selezionare un livello diverso da 0-OFF, premere il pulsante Walk assist e tenerlo premuto.</text:p>
      <text:p text:style-name="P16">Viene visualizzata la percentuale precedentemente memorizzata e, dopo qualche secondo, la percentuale reale, calcolata con il valore della tensione.</text:p>
      <text:p text:style-name="P16">Utile quando si mette una batteria non completamente carica o alla prima accensione dopo il caricamento del programma, oppure con “Soc % calculation” impostato su Wh.</text:p>
      <text:p text:style-name="P16">Con “Soc % calculation” impostato su Auto, il reset è automatico solo se il Soc reale si discosta oltre +/- 15% da da quelle memorizzato in precedenza, altrimenti è necessario un reset manuale.</text:p>
      <text:p text:style-name="P16">A batteria completamente carica, il reset al 99,9% è sempre automatico.</text:p>
      <text:p text:style-name="P28">Descrizione delle voci del menu e valori dei livelli di assistenza di default:</text:p>
      <text:p text:style-name="P9">Attenzione: per il display EKD01 i codici dei menu sono in questo ordine E01, E02, E04.</text:p>
      <text:p text:style-name="P9">LEVEL 0 - OFF <text:s text:c="3"/>-&gt;<text:tab/>DISPLAY FUNCTION<text:tab/>funzioni del display e salvataggio impostazioni</text:p>
      <text:p text:style-name="P41"><text:span text:style-name="T3"><text:tab/></text:span><text:span text:style-name="T6">E02<text:tab/>- SET PARAMETER<text:tab/><text:tab/>enable (1) / disable (0)</text:span></text:p>
      <text:p text:style-name="P31"><text:tab/>E03 <text:tab/>- AUTO DISPLAY DATA<text:tab/>enable (1) / disable (0)</text:p>
      <text:p text:style-name="P41"><text:span text:style-name="T6"><text:tab/></text:span><text:span text:style-name="T3">E04 <text:tab/>- SAVE DEFAULT<text:tab/><text:tab/>per salvare le impostazioni correnti (diventano di default)</text:span></text:p>
      <text:p text:style-name="P16"/>
      <text:p text:style-name="P16">LEVEL 1 - ECO <text:s text:c="3"/>-&gt;<text:tab/>MOTOR FUNCTION<text:tab/>funzioni strada e motore</text:p>
      <text:p text:style-name="P41"><text:span text:style-name="T3"><text:tab/></text:span><text:span text:style-name="T6">E02 <text:tab/>- STREET MODE<text:tab/><text:tab/>enable (1) / disable (0)</text:span></text:p>
      <text:p text:style-name="P31"><text:tab/>E03 <text:tab/>- STARTUP BOOST<text:tab/><text:tab/>enable (1) / disable (0)</text:p>
      <text:p text:style-name="P19">E04 <text:tab/>- TORQUE SENSOR ADV.<text:tab/>enable (1) / disable (0) e calibrazione torque sensor</text:p>
      <text:p text:style-name="P16"/>
      <text:p text:style-name="P16">LEVEL 2 - TOUR <text:s/>-&gt; <text:s/><text:tab/>ASSIST MODE 1<text:tab/>Cambio modalità di assistenza 1</text:p>
      <text:p text:style-name="P41"><text:span text:style-name="T3"><text:tab/></text:span><text:span text:style-name="T6">E02 <text:s text:c="3"/>1<text:tab/>- POWER ASSIST<text:tab/>ECO-70 <text:s text:c="2"/>TOUR-140 <text:s/>SPORT-230 <text:s text:c="2"/>TURBO-340 (30-500%)</text:span></text:p>
      <text:p text:style-name="P41"><text:span text:style-name="T6"><text:tab/></text:span><text:span text:style-name="T3">E03 <text:s text:c="3"/>2<text:tab/>- TORQUE ASSIST<text:tab/>ECO-40 <text:s text:c="2"/>TOUR-80 <text:s text:c="3"/>SPORT-110 <text:s text:c="2"/>TURBO-140 (fino 254)</text:span></text:p>
      <text:p text:style-name="P9"><text:tab/>E04 <text:s text:c="3"/>3<text:tab/>- CADENCE ASSIST<text:tab/>ECO-80 <text:s text:c="2"/>TOUR-100 <text:s/>SPORT-130 <text:s text:c="2"/>TURBO-160 (fino 254)</text:p>
      <text:p text:style-name="P16"/>
      <text:p text:style-name="P16">LEVEL 3 - SPORT -&gt; <text:tab/>ASSIST MODE 2<text:tab/>Cambio modalità di assistenza 2</text:p>
      <text:p text:style-name="P41"><text:span text:style-name="T3"><text:tab/></text:span><text:span text:style-name="T6">E02 <text:s text:c="3"/>4<text:tab/>- EMTB ASSIST<text:tab/>ECO-60 <text:s text:c="2"/>TOUR-100 <text:s text:c="2"/>SPORT-140 <text:s/>TURBO-180 (fino 254)</text:span></text:p>
      <text:p text:style-name="P41"><text:span text:style-name="T6"><text:tab/></text:span><text:span text:style-name="T3">E03 <text:s text:c="3"/>5<text:tab/>- HYBRID ASSIST<text:tab/>Valori combinati di POWER e TORQUE</text:span></text:p>
      <text:p text:style-name="P41"><text:span text:style-name="T3"><text:tab/></text:span><text:span text:style-name="T6">E04 <text:s text:c="3"/>6<text:tab/>- CRUISE MODE<text:tab/>ECO-12 <text:s text:c="2"/>TOUR-16 <text:s text:c="2"/>SPORT-20 <text:s text:c="2"/>TURBO-24<text:tab/>(km/h)</text:span></text:p>
      <text:p text:style-name="P33"/>
      <text:p text:style-name="P33">LEVEL 4 - TURBO <text:s/>-&gt; <text:s/>LIGHTS MODE<text:tab/><text:tab/>Configurazione luci</text:p>
      <text:p text:style-name="P31"><text:tab/>E02 <text:s text:c="3"/>1/8 – Vedere tabella modalità luci <text:s text:c="2"/>or <text:s/>STARTUP ASSIST (0/1)</text:p>
      <text:p text:style-name="P31"><text:tab/>E03 <text:s text:c="3"/>1/8 – Vedere tabella modalità luci<text:tab/> <text:s/>or <text:s/>ASSIST WITHOUT PEDALIG ROTATION (0 / 1)</text:p>
      <text:p text:style-name="P31"><text:tab/>E04 <text:s text:c="3"/>1/8 – Vedere tabella modalità luci<text:tab/> <text:s/>or <text:s/>ASSIST WITH SENSORS ERROR (0 / 1)</text:p>
      <text:p text:style-name="P29">Scelta modalità <text:s/>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6"><text:soft-page-break/>2 - TORQUE ASSIST <text:s/><text:tab/>assistenza proporzionale alla coppia sui pedali</text:p>
      <text:p text:style-name="P16">3 - CADENCE ASSIST<text:tab/>assistenza subordinata al movimento dei pedali</text:p>
      <text:p text:style-name="P16">4 - EMTB ASSIST <text:s text:c="3"/><text:tab/><text:tab/>assistenza con percentuale progressiva della coppia sui pedali</text:p>
      <text:p text:style-name="P16">5 - HYBRID ASSIST<text:tab/><text:tab/>assistenza combinata power + torque</text:p>
      <text:p text:style-name="P16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E02 - E03 – E04 (E01 – E02 - E04 per EKD01).</text:p>
      <text:p text:style-name="P8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6">La modalità di assistenza all’accensione (di default “Power assist”), è modificabile nel configuratore, oppure a display salvando in eeprom la configurazione corrente.</text:p>
      <text:p text:style-name="P29">Modalità di assistenza WALK ASSIST</text:p>
      <text:p text:style-name="P11">Da utilizzare quando è necessaria un’assistenza per spingere la bici a piedi fino a 6 km/h.</text:p>
      <text:p text:style-name="P16">Attivabile col pulsante dedicato, consultare il manuale del proprio display.</text:p>
      <text:p text:style-name="P16">Sono previsti 4 livelli di assistenza ECO – TOUR – SPORT – TURBO.</text:p>
      <text:p text:style-name="P16">I valori di assistenza sono modificabili nel configuratore.</text:p>
      <text:p text:style-name="P16">A livello 0-OFF nessuna assistenza (con eccezioni, vedi più avanti).</text:p>
      <text:p text:style-name="P9">Ci sono delle limitazioni dovute ai display XH18 e forse altri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Nel configuratore, per ogni livello, è impostata una velocità da raggiungere e mantenere.</text:p>
      <text:p text:style-name="P51">All'avvio di "Walk assist" ci sarà un superamento della velocità impostata, questa è una calibrazione automatica.</text:p>
      <text:p text:style-name="P52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3">La regolazione avviene sui giri del motore, pertanto rimane costante anche impostando valori di velocità non rilevabili dal sensore.</text:p>
      <text:p text:style-name="P54">Se necessario è possibile ripetere l'autocalibrazione, rilasciare il pulsante e premere nuovamente.</text:p>
      <text:p text:style-name="P54">La velocità impostata potrebbe non essere raggiunta a causa della limitazione di potenza.</text:p>
      <text:p text:style-name="P55">In caso di problemi al sensore di velocità, l'assistenza alla camminata non funziona correttamente.</text:p>
      <text:p text:style-name="P9">Usare marce basse, marce alte procurano uno stress alla trasmissione.</text:p>
      <text:p text:style-name="P16">E’ disponibile un tempo antirimbalzo sul pulsante di attivazione del walk assist, utile su terreni accidentati quando un rimbalzo può causare il rilascio non voluto del pulsante.</text:p>
      <text:p text:style-name="P17">Da abilitare e configurare, consultare la guida alla configurazione dei parametri.</text:p>
      <text:p text:style-name="P29">Modalità di assistenza STARTUP ASSIST</text:p>
      <text:p text:style-name="P59">Deve essere abilitato nel configuratore “Startup assist enabled”.</text:p>
      <text:p text:style-name="P60">Oppure si abilita/disabilita a livello 4, impostando E02 – STARTUP ASSIST, tasto luci 2 volte (on/off) fino a E02 lampeggiante (E01 per EKD01).</text:p>
      <text:p text:style-name="P60">Serve per partire da fermo su salite difficili, oppure per mantenere l'assistenza dove la pedalata è difficoltosa.</text:p>
      <text:p text:style-name="P60">Si attiva con le luci accese premendo il pulsante “Walk assist”. Tenendolo premuto, si mantiene la potenza massima raggiunta, questo permette di evitare una diminuzione dell'assistenza quando il pedale è in posizione verticale oppure quando si smette di pedalare.</text:p>
      <text:p text:style-name="P60"><text:soft-page-break/>Il funzionamento è simile all’acceleratore, ma per partire è necessario pedalare.</text:p>
      <text:p text:style-name="P60">La funzione puo essere utilizzata anche durante la pedalata.</text:p>
      <text:p text:style-name="P60">Per interrompere la funzione, rilasciare il pulsante.</text:p>
      <text:p text:style-name="P42"><text:span text:style-name="T8">La potenza erogata dipende dal livello di assistenza e dalla spinta sui pedali.</text:span><text:span text:style-name="T9"> </text:span></text:p>
      <text:p text:style-name="P59">Attenzione, se “Startup assist” è abilitato, “Walk assist” è disponibile solo con le luci spente.</text:p>
      <text:p text:style-name="P29">Scelta modalità street</text:p>
      <text:p text:style-name="P9">Modalità street, si abilita/disabilita a livello 1, impostando E02 - STREET MODE, tasto luci 2 volte (on/off) fino a E02 lampeggiante (E01 per EKD01).</text:p>
      <text:p text:style-name="P16">E’ una funzione che può essere configurata come una modalità di guida legale, è possibile limitare la velocità e la potenza del motore. L'acceleratore, il modo cruise <text:s/>e il walk assist sono disabilitati. </text:p>
      <text:p text:style-name="P16">Per queste impostazioni, consultare la guida alla configurazione dei parametri.</text:p>
      <text:p text:style-name="P16">Informarsi sulle restrizioni legislative del proprio paese, riguardo i limiti di velocità e di potenza del motore.</text:p>
      <text:p text:style-name="P9">Modalità fuori strada, si attiva con modalità strada disabilitata.</text:p>
      <text:p text:style-name="P16">Da usare al di fuori delle strade pubbliche, è possibile impostare limiti di velocità e di potenza diversi da quelli in modalità strada.</text:p>
      <text:p text:style-name="P29">Scelta startup boost</text:p>
      <text:p text:style-name="P9">La funzione BOOST, se abilitata, aumenta l’assistenza in partenza e a bassa cadenza, solo in modalità “Power assist”.</text:p>
      <text:p text:style-name="P38"><text:span text:style-name="T3">Si abilita/disabilita a livello 1, impostando E03 – STARTUP BOOST, tasto luci 4 volte, 2</text:span><text:span text:style-name="T6">(on/off)</text:span><text:span text:style-name="T3"> + 2</text:span><text:span text:style-name="T6">(on/off)</text:span><text:span text:style-name="T3"> <text:s/>fino a E03 lampeggiante (</text:span><text:span text:style-name="T6">E02 per EKD01).</text:span></text:p>
      <text:p text:style-name="P29">Scelta torque sensor advanced</text:p>
      <text:p text:style-name="P17">Si abilita/disabilita a livello 1, impostando E04 – TORQUE SENSOR ADV, tasto luci 6 volte, 2(on/off) + 2(on/off) + 2(on/off) fino a E04 lampeggiante.</text:p>
      <text:p text:style-name="P38"/>
      <text:p text:style-name="P16">Per utilizzare questo parametro è necessario eseguire la procedura di calibrazione inserendo i dati nel configuratore.</text:p>
      <text:p text:style-name="P16">Il funzionamento cambia in funzione delle impostazioni di "Calibrated" e "Estimated" nel configuratore.</text:p>
      <text:p text:style-name="P38"/>
      <text:p text:style-name="P34">"Calibrated" abilitato e "Estimated" disabilitato.</text:p>
      <text:p text:style-name="P17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- Con "Torque sensor advanced" disabilitato, il motore funziona senza calibrazione.</text:p>
      <text:p text:style-name="P38"/>
      <text:p text:style-name="P34">"Calibrated" abilitato e "Estimated" abilitato.</text:p>
      <text:p text:style-name="P17">Con queste impostazioni è possibile ottenere due profili di assistenza diversi, disponibili in tutte le modalità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Questi sono i parametri da usare se si vogliono impostare due profili di assistenza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16">Se però sono impostati a zero, l'assistenza è uguale a quella con "Torque sensor advanced" abilitato.</text:p>
      <text:p text:style-name="P38"/>
      <text:p text:style-name="P34">"Calibrated" disabilitato e "Estimated" abilitato.</text:p>
      <text:p text:style-name="P17">- Con "Torque sensor advanced" abilitato, il motore funziona senza calibrazione.</text:p>
      <text:p text:style-name="P16">- Con "Torque sensor advanced" disabilitato, il motore funziona con la calibrazione alternativa.</text:p>
      <text:p text:style-name="P16"><text:soft-page-break/>"Pedal torque adc range adjustment" e "Pedal torque adc angle adjustment" vengono ignorati.</text:p>
      <text:p text:style-name="P38"/>
      <text:p text:style-name="P34">"Calibrated" disabilitato e "Estimated" disabilitato.</text:p>
      <text:p text:style-name="P17">Il motore funziona sempre senza calibrazione, indipendentemente dall'impostazione di "Torque sensor advanced".</text:p>
      <text:p text:style-name="P29">Calibrazione torque sensor</text:p>
      <text:p text:style-name="P35">Calibrazione dei valori ADC del sensore di coppia.</text:p>
      <text:p text:style-name="P12">La calibrazione del sensore di coppia si effettua a livello 0-OFF, “Set parameter” deve essere abilitato.</text:p>
      <text:p text:style-name="P10">Accendere il display e selezionare il livello 0-OFF, se “Set parameter” non è abilitato, accendere e spegnere le luci (a livello 0-OFF) 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0">Successivamente, controllare il valore ADC del sensore di coppia con la massima spinta applicata al pedale (ciclista in piedi, sul pedale destro in posizione orizzontale), questo valore è da inserire nel configuratore in</text:span><text:span text:style-name="T3"> “Pedal torque ADC max”.</text:span></text:h>
      <text:h text:style-name="P20" text:outline-level="1">Nel configuratore abilitare anche "Torque sensor advanced", "Calibrated", "Estimated", tutti e tre.</text:h>
      <text:h text:style-name="P61" text:outline-level="1">Questa è la procedura consigliata.</text:h>
      <text:h text:style-name="P20" text:outline-level="1">Per terminare l’operazione aumentare il livello, oppure proseguire al passo successivo.</text:h>
      <text:h text:style-name="P20" text:outline-level="1">Attenzione: con VLCD5 e probabilmente anche con altri display, a livello 0-OFF, Walk assist non si attiva. Eseguire la procedura di calibrazione a livello 1-ECO. In questo caso, la calibrazione deve iniziare entro 25 secondi dall’accensione del display.</text:h>
      <text:h text:style-name="P20" text:outline-level="1">Attenzione: attivando il Walk Assist, alcuni display potrebbero diminuire il livello e non ripristinarlo, ovvero dal livello 1-ECO passa al livello 0-OFF e li rimane, sarà quindi necessario avviare la procedura al livello 2-TOUR che poi passa al livello 1-ECO, e così via per tutti i passaggi successivi.</text:h>
      <text:p text:style-name="P36">Calibrazione del fattore di conversione ADC del sensore di coppia, stimato.</text:p>
      <text:p text:style-name="P11">Questa è una procedura di calibrazione alternativa che può essere completata a display senza reflash.</text:p>
      <text:p text:style-name="P10">E' stata aggiunta questa possibilità perché, col tempo, i valori del sensore di coppia cambiano fino a causare l'errore E02, in quel caso può essere utile una rapida calibrazione "su strada".</text:p>
      <text:p text:style-name="P11">Premere ancora il pulsante Walk assist e rilasciarlo.</text:p>
      <text:p text:style-name="P10">I valori di “Pedal torque ADC offset” e “Pedal torque ADC max” sono visualizzati alternandosi.</text:p>
      <text:p text:style-name="P10">Controllare se corrispondono a quelli ottenuti in precedenza.</text:p>
      <text:p text:style-name="P10">Viene quindi calcolato un valore stimato di "Pedal torque adc step", abilitato "Estimated" e disabilitato "Torque sensor advanced".</text:p>
      <text:p text:style-name="P10">Ora si può provare la bici. Cambiare livello per uscire, oppure proseguire al passo successivo.</text:p>
      <text:p text:style-name="P43"><text:span text:style-name="T7">Attenzione</text:span><text:span text:style-name="T3">: questa calibrazione non è la stessa che si ottiene inserendo i dati nel configuratore: il risultato è simile, ma ci sono alcune differenze da considerare.</text:span></text:p>
      <text:p text:style-name="P10">Con la calibrazione a display, i parametri "Pedal torque ADC range adjustment" e "Pedal torque ADC angle adjustment" vengono ignorati. Mentre "Pedal torque ADC offset adjustment" ha un funzionamento diverso.</text:p>
      <text:p text:style-name="P10">Si utilizza con "Torque sensor advanced" disabilitato.</text:p>
      <text:p text:style-name="P42"><text:span text:style-name="T8">Mentre con "Torque sensor advanced" abilitato, se la calibrazione non è stata effettuata anche nel configuratore, il motore funzionerà senza calibrazione.</text:span><text:span text:style-name="T9"> </text:span></text:p>
      <text:p text:style-name="P43"><text:span text:style-name="T7">Attenzione</text:span><text:span text:style-name="T3">: spegnendo il display, i dati di di questa calibrazione alternativa si perdono, per mantenerli vanno salvati in eeprom.</text:span></text:p>
      <text:p text:style-name="P10">Disabilitare “Set parameter” (a livello 0-OFF accendere e spegnere le luci)</text:p>
      <text:p text:style-name="P10">Salvataggio in eeprom <text:s/>(a livello 0-OFF accendere e spegnere le luci 3 volte)</text:p>
      <text:p text:style-name="P10">Questa calibrazione alternativa, a differenza delle versioni precedenti di OSF, si applica a tutte le modalità. Lo stesso si ottiene abilitando “Estimated” nel configuratore.</text:p>
      <text:p text:style-name="P36">Calibrazione del fattore di conversione ADC del sensore di coppia, col peso.</text:p>
      <text:p text:style-name="P11"><text:soft-page-break/>Questa calibrazione non è indispensabile, è consigliata solo se si desidera un calcolo preciso della potenza umana ed eventualmente visualizzarla a display.</text:p>
      <text:p text:style-name="P42"><text:span text:style-name="T3">Considera che i valori stimati di </text:span><text:span text:style-name="T9">“Pedal torque ADC step“ e “Pedal torque ADC step adv“ ottenuti dal configuratore sono comunque adeguati allo scopo.</text:span></text:p>
      <text:p text:style-name="P11">Premere ancora il pulsante Walk assist e rilasciarlo.</text:p>
      <text:p text:style-name="P10">I valori di "Pedal torque adc step" e "Pedal torque adc step adv" sono visualizzati alternandosi.</text:p>
      <text:p text:style-name="P9">Preparare un peso da 24 a 25 kg, che possa essere appeso al pedale in posizione orizzontale, oppure usare una bilancia per bagagli.</text:p>
      <text:p text:style-name="P16">Con i valori visualizzati a display, premere <text:s/>Walk assist e tenerlo premuto.</text:p>
      <text:p text:style-name="P16">A display viene visualizzato un altro numero che incrementa gradualmente, rilasciare Walk assist quando il valore visualizzato corrisponde al peso sul pedale.</text:p>
      <text:p text:style-name="P16">Dopo il rilascio di Walk assist, a display c’è il nuovo valore calcolato di “Pedal torque ADC step” che si alterna con “Pedal torque ADC step adv” di default 34..</text:p>
      <text:p text:style-name="P16">Prendere nota diel valore di “Pedal torque ADC step”, controllare nel configuratore se corrisponde a quello stimato.</text:p>
      <text:p text:style-name="P16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6">In questo modo, anche “Pedal torque ADC step adv” sarà calibrato col peso.</text:p>
      <text:p text:style-name="P46">Vedere la funzione “Estimated” nella guida del configuratore.</text:p>
      <text:p text:style-name="P37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Dopo avere acceso il display seguire la prima parte della procedura di calibrazione, sarà visualizzato il valore del torque per tutto il tempo necessario.</text:p>
      <text:p text:style-name="P29">Scelta configurazione luci</text:p>
      <text:p text:style-name="P9">Sono disponibili 3 modalità oltre quella di default, scegliere quella preferita (a livello 4).</text:p>
      <text:p text:style-name="P8">Default <text:s/>Con comando luci ON, accese</text:p>
      <text:p text:style-name="P16">E02<text:tab/> <text:s text:c="3"/>Con comando luci ON, lampeggianti, si alterna con la modalità di default (E01 per EKD01)</text:p>
      <text:p text:style-name="P21">E03 <text:s text:c="6"/>Consultare l’impostazione nel configuratore (E02 per EKD01)</text:p>
      <text:p text:style-name="P16">E04 <text:s text:c="6"/>Consultare l’impostazione nel configuratore</text:p>
      <text:p text:style-name="P9">Le modalità in frenata, sono disponibili solo con sensori dei freni installati.</text:p>
      <text:p text:style-name="P16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2, E03, E04, possono essere utilizzate per funzioni alternative, vedere la guida al configuratore.</text:p>
      <text:p text:style-name="P41"><text:span text:style-name="T3">E02 - Per abilitare/disabilitare startup assist (</text:span><text:span text:style-name="T6">E01 per EKD01)</text:span></text:p>
      <text:p text:style-name="P40"><text:span text:style-name="T3">E03 - Per abilitare/disabilitare l’assistenza in partenza senza la rotazione del pedali (</text:span><text:span text:style-name="T6">E02 per EKD01)</text:span></text:p>
      <text:p text:style-name="P8">E04 - Per abilitare l’assistenza anche in presenza di un errore, esempio un guasto a un sensore.</text:p>
      <text:p text:style-name="P29">Impostazioni del display originale.</text:p>
      <text:p text:style-name="P9">Note sulle impostazioni nel menu delle funzioni nascoste dei display.</text:p>
      <text:p text:style-name="P16">Consultare il manuale del modello installato.</text:p>
      <text:p text:style-name="P11">- 6 km/h, se presente impostare a 1-ON per usare la modalità walk assist. Abilitare anche nel configuratore.</text:p>
      <text:p text:style-name="P22"><text:soft-page-break/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2">- speed units, unità di misura di velocità e contachilometri. Impostare quelle preferite km/h-km o mph-miglia. Impostare le stesse unità di misura anche nel configuratore.</text:p>
      <text:p text:style-name="P22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4">Rimane comunque sempre attivo il limite di velocità in modalità STREET.</text:p>
      <text:p text:style-name="P25">Attenzione, quando il limite di velocità a display è inferiore a quello in modalità STREET, quello a display ha la priorità.</text:p>
      <text:p text:style-name="P25">Esempio:</text:p>
      <text:p text:style-name="P25"><text:tab/>- limite a display 30 km/h, limite STREET 25 km/h, limite utilizzato 25 km/h</text:p>
      <text:p text:style-name="P25"><text:tab/>- limite a display 20 km/h, limite STREET 25 km/h, limite utilizzato 20 km/h</text:p>
      <text:p text:style-name="P22">- TE e TE1 (solo con display VLCD5). Valori del torque sensor, solo visualizzazione.</text:p>
      <text:p text:style-name="P47">Utili nella procedura di calibrazione.</text:p>
      <text:p text:style-name="P49"><text:tab/><text:tab/>- TE, valore adc senza spinta sui pedali. Da inserire in “Pedal torque ADC offset”.</text:p>
      <text:p text:style-name="P49"><text:tab/><text:tab/>- TE1, pedal torque delta, il valore a vuoto è zero, aumenta con la spinta sui pedali.</text:p>
      <text:h text:style-name="P48" text:outline-level="1">Il valore da inserire in “Pedal torque ADC max”, è il valore massimo (ottenuto con ciclista in piedi, sul pedale destro in posizione orizzontale) sommato al valore di TE”.</text:h>
      <text:p text:style-name="P23"/>
      <text:p text:style-name="P6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6">E’ comunque possibile forzare l’assistenza anche con un errore se questo è causato da un problema a un <text:s/>sensore. Di coppia, di cadenza o di velocità.</text:p>
      <text:p text:style-name="P16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40"><text:span text:style-name="T3">Abilitare a livello 4-TURBO, E04 - ASSIST WITH SENSORS ERROR, premendo il tasto luci 6 volte, <text:s/>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 Attenzione, questa funzione non è impostabile nel configuratore, all’accensione è sempre disabilitata, è comunque possibile salvare l’impostazione in eeprom sul display.</text:span></text:p>
      <text:p text:style-name="P8">Usare solo in caso di necessità, con questa funzione abilitata ci sono delle limitazioni nell’assistenza.</text:p>
      <text:p text:style-name="P8">Dopo ogni errore, è necessario spegnere il display e riaccenderlo.</text:p>
      <text:p text:style-name="P8"/>
      <text:p text:style-name="P8">Codici e descrizione degli errori:</text:p>
      <text:p text:style-name="P13">E01 - ERROR_OVERVOLTAGE (E06 lampeggiante per XH18)</text:p>
      <text:p text:style-name="P9">Tensione della batteria superiore al valore massimo previsto.</text:p>
      <text:p text:style-name="P16">Probabile errore nell’impostazione dei parametri della batteria.</text:p>
      <text:p text:style-name="P13">E02 - ERROR_TORQUE_SENSOR</text:p>
      <text:p text:style-name="P9">Potrebbe essersi verificato un problema meccanico con il sensore di coppia oppure la calibrazione all’avvio non è stata eseguita correttamente.</text:p>
      <text:p text:style-name="P16">Probabilmente è stata applicata una spinta sui pedali durante l’accensione.</text:p>
      <text:p text:style-name="P16">Spegnere e riaccendere in modo che il sistema possa ricalibrarsi, senza forzare sui pedali.</text:p>
      <text:p text:style-name="P16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3">E03 – ERROR_CADENCE_SENSOR (E13 per EKD01)</text:p>
      <text:p text:style-name="P9">Durante la pedalata non vengono generati impulsi dal sensore di cadenza, probabilmente guasto.</text:p>
      <text:p text:style-name="P13"><text:soft-page-break/>E04 - ERROR_MOTOR_BLOCKED</text:p>
      <text:p text:style-name="P9">Motore o ruota bloccata, assorbimento di corrente eccessivo senza la rotazione del motore.</text:p>
      <text:p text:style-name="P16">Assicurarsi che non ci sia un problema meccanico.</text:p>
      <text:p text:style-name="P14">E05 – ERROR_THROTTLE o POWER-ON CURRENT CHECK (E03 lampeggiante XH18) (E10 EKD01)</text:p>
      <text:p text:style-name="P50">Controllo dell'ingresso dell'acceleratore all'accensione fallito.</text:p>
      <text:p text:style-name="P57">Controllare l’acceleratore e i valori ADC trottle nel configuratore.</text:p>
      <text:p text:style-name="P58">Oppure, all’accensione del display, il motore assorbe corrente dalla batteria, provare a spegnere e riaccendere il display. Se il problema persiste, potrebbe essere necessario riprogrammare il controller.</text:p>
      <text:p text:style-name="P13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6">Il motore sta funzionando con potenza limitata.</text:p>
      <text:p text:style-name="P16">La potenza diminuisce gradualmente fino al limite massimo di temperatura, poi il motore si ferma.</text:p>
      <text:p text:style-name="P16">Se invece il parametro <text:s/>è disabilitato, il codice errore segnala il superamento del limite di temperatura massimo, il motore si è fermato dopo la limitazione di potenza.</text:p>
      <text:p text:style-name="P16">Solo con sensore di temperatura installato e abilitato.</text:p>
      <text:p text:style-name="P15">E07 - ERROR_OVERCURRENT</text:p>
      <text:p text:style-name="P56">Assorbimento di corrente eccessivo. Spegnere e riaccendere il display.</text:p>
      <text:p text:style-name="P32">E08 - ERROR_SPEED_SENSOR (E14 per EKD01)</text:p>
      <text:p text:style-name="P9">Sensore di velocità guasto o magnete troppo distante.</text:p>
      <text:p text:style-name="P13">E09 - ERROR_WRITE_EEPROM o ERROR_MOTOR_CHECK (E08 lampeggiante per XH18)</text:p>
      <text:p text:style-name="P9">Errore durante la scrittura in eeprom. Spegnere e riaccendere per riprovare.</text:p>
      <text:p text:style-name="P16">La scrittura in eeprom avviene solo alla prima accensione dopo avere caricato il programma, oppure manualmente tramite la funzione a display.</text:p>
      <text:p text:style-name="P16">Oppure: Controllo del motore se gira senza pedalare (pedalata fantasma).</text:p>
      <text:p text:style-name="P16"/>
      <text:p text:style-name="P40"><text:span text:style-name="T4">Attenzione</text:span><text:span text:style-name="T3">, ci sono errori che disabilitano l’assistenza, ma non possono essere segnalati con un codice a display.</text:span></text:p>
      <text:p text:style-name="P8">Esempio: interruzione della comunicazione tra motore e display, oppure problemi nell’esecuzione del programma.</text:p>
      <text:p text:style-name="P8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6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5cm" svg:height="0.407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0:28:00</meta:creation-date>
    <dc:date>2026-01-23T12:43:19.091000000</dc:date>
    <meta:print-date>2022-02-09T11:55:00</meta:print-date>
    <meta:editing-cycles>400</meta:editing-cycles>
    <meta:editing-duration>P4DT9H27M41S</meta:editing-duration>
    <meta:document-statistic meta:table-count="0" meta:image-count="0" meta:object-count="0" meta:page-count="9" meta:paragraph-count="285" meta:word-count="4483" meta:character-count="29557" meta:non-whitespace-character-count="25136"/>
    <meta:generator>LibreOffice/7.2.3.2$Windows_X86_64 LibreOffice_project/d166454616c1632304285822f9c83ce2e660fd92</meta:generator>
  </office:meta>
</office:document-meta>
</file>